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>2 3 6 5 3 2 5 2 6 3 5 5 4 6</text:p>
      <text:p text:style-name="Standard">4 6 6 3 5 3 3 1 4 3 2 4 5 6</text:p>
      <text:p text:style-name="Standard">5 5 1 3 4 3 6 4 1 1 6 6 4 1 2</text:p>
      <text:p text:style-name="Standard">3 5 5 1 6 4 2 4 1 6 6 5 6 2</text:p>
      <text:p text:style-name="Standard">2 2 6 4 5 1 4 5 4 5 6 1 6 3 </text:p>
      <text:p text:style-name="Standard"/>
      <text:p text:style-name="Standard"/>
      <text:p text:style-name="Standard"/>
      <text:p text:style-name="Standard"/>
      <text:p text:style-name="Standard"><text:soft-page-break/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30T00:14:54</meta:creation-date>
    <meta:print-date>2018-12-30T12:46:28</meta:print-date>
    <dc:date>2019-11-20T19:04:36</dc:date>
    <meta:editing-duration>P2DT23H27M16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2" meta:paragraph-count="88" meta:word-count="1018" meta:character-count="2040"/>
  </office:meta>
</office:document-meta>
</file>